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style:shrink-to-fit="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9.436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fo:min-height="17.927cm"/>
    </style:style>
    <style:style style:name="pr10" style:family="presentation" style:parent-style-name="Default-outline1">
      <style:graphic-properties draw:fill-color="#ffffff" draw:auto-grow-height="true" draw:fit-to-size="shrink-to-fit" style:shrink-to-fit="true" fo:min-height="15.709cm"/>
    </style:style>
    <style:style style:name="pr11" style:family="presentation" style:parent-style-name="Default-notes">
      <style:graphic-properties fo:min-height="6.106cm"/>
    </style:style>
    <style:style style:name="pr12" style:family="presentation" style:parent-style-name="Default-notes">
      <style:graphic-properties fo:min-height="2.776cm"/>
    </style:style>
    <style:style style:name="pr13" style:family="presentation" style:parent-style-name="Default-outline1">
      <style:graphic-properties draw:fill-color="#ffffff" draw:auto-grow-height="true" draw:fit-to-size="shrink-to-fit" style:shrink-to-fit="true" fo:min-height="17.244cm"/>
    </style:style>
    <style:style style:name="pr14" style:family="presentation" style:parent-style-name="Default-notes">
      <style:graphic-properties fo:min-height="4.441cm"/>
    </style:style>
    <style:style style:name="pr15" style:family="presentation" style:parent-style-name="Default-outline1">
      <style:graphic-properties draw:fill-color="#ffffff" draw:auto-grow-height="true" fo:min-height="14.657cm"/>
    </style:style>
    <style:style style:name="pr16" style:family="presentation" style:parent-style-name="Default-notes">
      <style:graphic-properties fo:min-height="6.661cm"/>
    </style:style>
    <style:style style:name="pr17" style:family="presentation" style:parent-style-name="Default-outline1">
      <style:graphic-properties draw:fill-color="#ffffff" draw:auto-grow-height="true" fo:min-height="15.902cm"/>
    </style:style>
    <style:style style:name="pr18" style:family="presentation" style:parent-style-name="Default-notes">
      <style:graphic-properties fo:min-height="5.551cm"/>
    </style:style>
    <style:style style:name="pr19" style:family="presentation" style:parent-style-name="Default-title">
      <style:graphic-properties fo:min-height="3.506cm"/>
    </style:style>
    <style:style style:name="pr20" style:family="presentation" style:parent-style-name="Default-outline1">
      <style:graphic-properties fo:min-height="15.274cm"/>
    </style:style>
    <style:style style:name="pr21" style:family="presentation" style:parent-style-name="Default-notes">
      <style:graphic-properties draw:fill-color="#ffffff" fo:min-height="11.68cm"/>
    </style:style>
    <style:style style:name="pr22" style:family="presentation" style:parent-style-name="Default-outline1">
      <style:graphic-properties draw:fill-color="#ffffff" draw:auto-grow-height="true" fo:min-height="15.299cm"/>
    </style:style>
    <style:style style:name="pr23" style:family="presentation" style:parent-style-name="Default-outline1">
      <style:graphic-properties draw:fill-color="#ffffff" draw:auto-grow-height="true" fo:min-height="14.656cm"/>
    </style:style>
    <style:style style:name="pr24" style:family="presentation" style:parent-style-name="Default-title">
      <style:graphic-properties draw:fill-color="#ffffff" fo:min-height="3.256cm"/>
    </style:style>
    <style:style style:name="pr25"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margin-left="0cm" fo:margin-right="0cm" fo:margin-top="0cm" fo:margin-bottom="0.5cm" fo:text-indent="0cm"/>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ize="28pt"/>
    </style:style>
    <style:style style:name="T1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 (only required if running on a system without a bundled JDK)</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 if not using tablets</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text:span><text:span text:style-name="T3"><text:a xlink:href="http://jpschewe.github.io/fll-sw/" xlink:type="simple">http://jpschewe.github.io/fll-sw/</text:a></text:span></text:p>
              <text:p text:style-name="P4"><text:span text:style-name="T3">This setup is for a 16 team, 2 award group, tournament. There will be 2 double tables in the performance area.</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are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user-transformed="true">
            <draw:text-box>
              <text:p text:style-name="P4"><text:span text:style-name="T3">As of the 2017 season the Minnesota computers are setup into 2 sets. The server has a static address within in the router range. The address ends in .2. All of the tablets either have a bookmark or a link on the home screen pointing to the appropriate server. The laptops have the home page in Chrome set to the appropriate server. You can always type in another address like we have done in the past, but this should make setup easier.</text:span></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Open browser to <text:a xlink:href="http://localhost:9080/fll-sw/setup/" xlink:type="simple">http://localhost:9080/fll-sw/setup/</text:a></text:p>
                <text:list>
                  <text:list-item>
                    <text:p>Will automatically open if using the launcher to start the web server</text:p>
                  </text:list-item>
                </text:list>
              </text:list-item>
              <text:list-item>
                <text:p text:style-name="P1">Upload the provided database</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9.436cm" svg:x="2.95cm" svg:y="13.318cm" presentation:class="notes" presentation:user-transformed="true">
            <draw:text-box>
              <text:p>Starting the web server is done by running fll-sw.sh for Linuix/Mac systems and fll-sw.exe for Windows systems and then clicking on “Start web server”. If Windows prompts you with a firewall warning, allow access.</text:p>
              <text:p/>
              <text:p>In Minnesota there should always be a database provided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re-tournament Preparation</text:p>
          </draw:text-box>
        </draw:frame>
        <draw:frame presentation:style-name="pr7" draw:text-style-name="P6" draw:layer="layout" svg:width="25.199cm" svg:height="15.695cm" svg:x="1.4cm" svg:y="4.914cm" presentation:class="outline" presentation:user-transformed="true">
          <draw:text-box>
            <text:list text:style-name="L2">
              <text:list-item>
                <text:p>Goto the Scoring Coordinator page on the performance server</text:p>
                <text:list>
                  <text:list-item>
                    <text:p>Change the tournament</text:p>
                  </text:list-item>
                  <text:list-item>
                    <text:p>Sponsor logos</text:p>
                  </text:list-item>
                  <text:list-item>
                    <text:p>Slideshow pictures</text:p>
                  </text:list-item>
                </text:list>
              </text:list-item>
              <text:list-item>
                <text:p>Goto Judges Room page on the judges server</text:p>
                <text:list>
                  <text:list-item>
                    <text:p>Setup the software and database </text:p>
                  </text:list-item>
                  <text:list-item>
                    <text:p>Change the tournament</text:p>
                  </text:list-item>
                </text:list>
                <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text:s/>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Preparation<text:line-break/>when not provided with a database</text:p>
          </draw:text-box>
        </draw:frame>
        <draw:frame presentation:style-name="pr9" draw:text-style-name="P6" draw:layer="layout" svg:width="25.199cm" svg:height="17.927cm" svg:x="1.4cm" svg:y="4.914cm" presentation:class="outline" presentation:user-transformed="true">
          <draw:text-box>
            <text:list text:style-name="L2">
              <text:list-item>
                <text:p>Create database by choosing a challenge description</text:p>
              </text:list-item>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item>
                <text:p>Follow the steps on the Pre-tournament preparation with a saved database</text:p>
                <text:p/>
              </text:list-item>
            </text:list>
          </draw:text-box>
        </draw:frame>
        <presentation:notes draw:style-name="dp2">
          <draw:page-thumbnail draw:style-name="gr1" draw:layer="layout" svg:width="12.686cm" svg:height="9.733cm" svg:x="4.449cm" svg:y="2.96cm" draw:page-number="5" presentation:class="page"/>
          <draw:frame presentation:style-name="pr8" draw:text-style-name="P5" draw:layer="layout" svg:width="15.685cm" svg:height="12.115cm" svg:x="2.95cm" svg:y="13.318cm" presentation:class="notes" presentation:user-transformed="true">
            <draw:text-box>
              <text:p text:style-name="P4"><text:span text:style-name="T3"/></text:p>
              <text:p text:style-name="P4"><text:span text:style-name="T3"/></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10"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1"><text:span text:style-name="T5">When using tablets, first thing or night before, start all tablets, get them connected to the wifi, connect to server using web browser, and select “Subjective Web Application”.</text:span></text:p>
              </text:list-item>
              <text:list-item>
                <text:p text:style-name="P1"><text:span text:style-name="T4">Start big screen display</text:span></text:p>
              </text:list-item>
              <text:list-item>
                <text:p text:style-name="P1"><text:span text:style-name="T4">Start score entry machines and set them to the Score Entry page</text:span></text:p>
                <text:list>
                  <text:list-item>
                    <text:p><text:span text:style-name="T6">See index page for address of server</text:span></text:p>
                  </text:list-item>
                  <text:list-item>
                    <text:p><text:span text:style-name="T6">Full screen mode can be helpful (F11 shortcut key in FireFox &amp; IE)</text:span></text:p>
                  </text:list-item>
                  <text:list-item>
                    <text:p><text:span text:style-name="T6">Change font size to eliminate need to scroll</text:span></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 This can be done with Control minus. Control plus makes larger and Control zero resets.</text:span></text:p>
              <text:p text:style-name="P4"><text:span text:style-name="T3"/></text:p>
              <text:p text:style-name="P4"><text:span text:style-name="T3">A note about the physical location at the tournaments. It’s not our job to keep the kids from climbing on equipment in the gyms. If there is an issue, contact the HighTechKids staff member or tournament director and have them deal with it.</text:span></text:p>
              <text:p text:style-name="P4"><text:span text:style-name="T3"/></text:p>
              <text:p text:style-name="P4"><text:span text:style-name="T3">When you will be running 2 head to head brackets in parallel and using 2 displays it is helpful to name the displays to match the table that they will be displaying.</text:span></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item>
                <text:p>Custom files</text:p>
              </text:list-item>
            </text:list>
          </draw:text-box>
        </draw:frame>
        <presentation:notes draw:style-name="dp2">
          <draw:page-thumbnail draw:style-name="gr1" draw:layer="layout" svg:width="12.686cm" svg:height="9.733cm" svg:x="4.449cm" svg:y="2.96cm" draw:page-number="7" presentation:class="page"/>
          <draw:frame presentation:style-name="pr11"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Alt-tab) on the display computer has crashed.</text:p>
              <text:p>Any web page or image put in the folder tomcat/webapps/fll-sw/custom can be displayed on the big screen display. This is done by selecting the custom option and specifying the path relative to this directory.</text:p>
              <text:p>When using 2 (or more) displays, one can specify which Award Groups appear on each display. In most cases you will want to just go with the default of showing all.</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 (only for judges not using the subjective web app)</text:p>
                  </text:list-item>
                  <text:list-item>
                    <text:p text:style-name="P1">Assign Table labels (should already be done)</text:p>
                  </text:list-item>
                  <text:list-item>
                    <text:p text:style-name="P1">Edit team data for name changes</text:p>
                  </text:list-item>
                  <text:list-item>
                    <text:p text:style-name="P1">Download subjective datafile (if entering scores using subjective application instead of web 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8" presentation:class="page"/>
          <draw:frame presentation:style-name="pr12" draw:layer="layout" svg:width="15.685cm" svg:height="4.441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text:p>The table labels will typically be assigned when the schedule is uploaded, so this can usually be skipped.</text:p>
              <text:p>Editing of team data is done as best effort. The teams should have provided all of their information before the tournament. If you are too busy to update the information, then it doesn’t get done.</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3" draw:text-style-name="P2" draw:layer="layout" svg:width="25.199cm" svg:height="17.244cm" svg:x="1.27cm" svg:y="3.81cm" presentation:class="outline" presentation:user-transformed="true">
          <draw:text-box>
            <text:list text:style-name="L2">
              <text:list-item>
                <text:p text:style-name="P7">Tablet score entry option (recommended)</text:p>
                <text:list>
                  <text:list-item>
                    <text:p>Use “Subjective Web Application” from main page</text:p>
                  </text:list-item>
                </text:list>
              </text:list-item>
              <text:list-item>
                <text:p text:style-name="P1">Software</text:p>
                <text:list>
                  <text:list-item>
                    <text:p>Server software (for nice launcher)</text:p>
                  </text:list-item>
                  <text:list-item>
                    <text:p>Java Runtime Environment</text:p>
                  </text:list-item>
                  <text:list-item>
                    <text:p>Entering scores</text:p>
                    <text:list>
                      <text:list-item>
                        <text:p>Basic tabbed spreadsheet interface</text:p>
                      </text:list-item>
                      <text:list-item>
                        <text:p>Checking that all scores are entered</text:p>
                      </text:list-item>
                      <text:list-item>
                        <text:p>Save often!</text:p>
                      </text:list-item>
                    </text:list>
                  </text:list-item>
                </text:list>
                <text:p/>
              </text:list-item>
            </text:list>
          </draw:text-box>
        </draw:frame>
        <presentation:notes draw:style-name="dp2">
          <office:forms form:automatic-focus="false" form:apply-design-mode="false"/>
          <draw:page-thumbnail draw:style-name="gr1" draw:layer="layout" svg:width="12.686cm" svg:height="9.733cm" svg:x="4.449cm" svg:y="2.96cm" draw:page-number="9" presentation:class="page"/>
          <draw:frame presentation:style-name="pr14"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Synchronize” from the action menu (gear).</text:p>
              <text:p/>
              <text:p>See the judges sheet for how to use the subjective scoring web application.</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15" draw:text-style-name="P6" draw:layer="layout" svg:width="25.199cm" svg:height="14.657cm" svg:x="1.4cm" svg:y="4.914cm" presentation:class="outline" presentation:user-transformed="true">
          <draw:text-box>
            <text:list text:style-name="L2">
              <text:list-item>
                <text:p text:style-name="P1">Basic entry</text:p>
                <text:list>
                  <text:list-item>
                    <text:p>Slow and accurate is <text:span text:style-name="T8">much</text:span> better than fast with errors</text:p>
                  </text:list-item>
                </text:list>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item>
                <text:p>Sort score she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16" draw:layer="layout" svg:width="15.685cm" svg:height="6.661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text:p/>
              <text:p>It is nice to sort the score sheets by team number as this helps when needing to find one later when there is an issue. It’s also much nicer for those in the back room stuffing envelopes as they can easily put the right sheets in the right envelopes.</text:p>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Head to Head (sectionals and state)</text:p>
          </draw:text-box>
        </draw:frame>
        <draw:frame presentation:style-name="pr17"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1" presentation:class="page"/>
          <draw:frame presentation:style-name="pr18"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2" draw:style-name="dp1" draw:master-page-name="Default" presentation:presentation-page-layout-name="AL1T1">
        <office:forms form:automatic-focus="false" form:apply-design-mode="false"/>
        <draw:frame presentation:style-name="pr19" draw:layer="layout" svg:width="25.199cm" svg:height="3.506cm" svg:x="1.4cm" svg:y="0.837cm" presentation:class="title" presentation:user-transformed="true">
          <draw:text-box>
            <text:p text:style-name="P1">Head to Head Brackets</text:p>
          </draw:text-box>
        </draw:frame>
        <draw:frame presentation:style-name="pr20"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9">st</text:span>/2<text:span text:style-name="T9">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2" presentation:class="page"/>
          <draw:frame presentation:style-name="pr21" draw:text-style-name="P8" draw:layer="layout" svg:width="15.685cm" svg:height="11.68cm" svg:x="2.95cm" svg:y="13.318cm" presentation:class="notes">
            <draw:text-box>
              <text:p>At the end of head to head, remember to check that there isn’t a tie. We’ve had it happen once or twice where the last 2 teams competing end up in a tie. This needs to be rerun right away before the tables are taken down. You will be the only one that will know because the scores don’t go up on the screen.</text:p>
              <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2" draw:text-style-name="P6" draw:layer="layout" svg:width="25.199cm" svg:height="16.497cm" svg:x="1.4cm" svg:y="4.914cm" presentation:class="outline" presentation:user-transformed="true">
          <draw:text-box>
            <text:list text:style-name="L2">
              <text:list-item>
                <text:p text:style-name="P1">Export the performance data for the judges server</text:p>
              </text:list-item>
              <text:list-item>
                <text:p text:style-name="P1">The remainder of the reporting is done on the judges server</text:p>
              </text:list-item>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office:forms form:automatic-focus="false" form:apply-design-mode="false"/>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draw:text-box>
              <text:p text:style-name="P4"><text:span text:style-name="T3">When there are subjective judges not using tablets, you will need to upload the subjective data file.</text:span></text:p>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3"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office:forms form:automatic-focus="false" form:apply-design-mode="false"/>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4" draw:text-style-name="P2" draw:layer="layout" svg:width="25.199cm" svg:height="3.256cm" svg:x="1.4cm" svg:y="0.962cm" presentation:class="title" presentation:user-transformed="true">
          <draw:text-box>
            <text:p text:style-name="P1">Post-tournament Duties</text:p>
          </draw:text-box>
        </draw:frame>
        <draw:frame presentation:style-name="pr25" draw:text-style-name="P6" draw:layer="layout" svg:width="25.199cm" svg:height="14.47cm" svg:x="1.4cm" svg:y="4.914cm" presentation:class="outline" presentation:user-transformed="true">
          <draw:text-box>
            <text:list text:style-name="L2">
              <text:list-item>
                <text:p text:style-name="P1"><text:span text:style-name="T10">Tear down neatly &amp; account for all your stuff</text:span></text:p>
                <text:list>
                  <text:list-item>
                    <text:p text:style-name="P1"><text:span text:style-name="T11">Please keep the printer boxes intact</text:span></text:p>
                  </text:list-item>
                </text:list>
              </text:list-item>
              <text:list-item>
                <text:p text:style-name="P1"><text:span text:style-name="T10">Results should be sent to Lead Scoring Coordinator </text:span><text:span text:style-name="T10">(Jon)</text:span></text:p>
                <text:list>
                  <text:list-item>
                    <text:p text:style-name="P1"><text:span text:style-name="T11">Database</text:span></text:p>
                  </text:list-item>
                  <text:list-item>
                    <text:p><text:span text:style-name="T11">There is a download final database link on both the </text:span><text:span text:style-name="T11">Scoring Coordinator and Judges Room pages.</text:span></text:p>
                  </text:list-item>
                  <text:list-item>
                    <text:p><text:span text:style-name="T11">Send both databases to jpschewe@mtu.net</text:span></text:p>
                  </text:list-item>
                  <text:list-item>
                    <text:p text:style-name="P1"><text:span text:style-name="T11">A USB stick, if available, can be used to do an immediate </text:span><text:span text:style-name="T11">backup copy before you leave the site.</text:span></text:p>
                  </text:list-item>
                </text:list>
              </text:list-item>
            </text:list>
          </draw:text-box>
        </draw:frame>
        <presentation:notes draw:style-name="dp2">
          <draw:page-thumbnail draw:style-name="gr1" draw:layer="layout" svg:width="12.686cm" svg:height="9.733cm" svg:x="4.449cm" svg:y="2.96cm" draw:page-number="15"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meta:initial-creator>Dan Churchill</meta:initial-creator>
    <meta:creation-date>2006-11-29T00:34:04</meta:creation-date>
    <dc:date>2019-10-15T19:37:59.424045307</dc:date>
    <meta:editing-cycles>103</meta:editing-cycles>
    <meta:editing-duration>P1DT10H44M28S</meta:editing-duration>
    <meta:print-date>2015-10-24T17:53:23.399269018</meta:print-date>
    <meta:document-statistic meta:object-count="87"/>
    <meta:user-defined meta:name="Info 1"/>
    <meta:user-defined meta:name="Info 2"/>
    <meta:user-defined meta:name="Info 3"/>
    <meta:user-defined meta:name="Info 4"/>
  </office:meta>
</office:document-meta>
</file>